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objectwithoutfill">
      <style:graphic-properties draw:stroke="dash" draw:stroke-dash="Fine_20_Dashed" svg:stroke-width="0.028cm" draw:marker-start-width="0.243cm" draw:marker-end="Arrow_20_concave" draw:marker-end-width="0.343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stroke="dash" draw:stroke-dash="Ultrafine_20_Dashed"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text-properties fo:font-size="14pt"/>
    </style:style>
    <style:style style:name="P6" style:family="paragraph">
      <loext:graphic-properties draw:fill="none" draw:fill-color="#ffffff"/>
      <style:text-properties fo:font-size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99cm" svg:height="0.999cm" svg:x="4.865cm" svg:y="6.5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" draw:text-style-name="P2" draw:layer="layout" svg:x1="4.556cm" svg:y1="6.588cm" svg:x2="14.335cm" svg:y2="6.588cm">
          <text:p/>
        </draw:line>
        <draw:line draw:style-name="gr3" draw:text-style-name="P2" draw:layer="layout" svg:x1="13.495cm" svg:y1="6.026cm" svg:x2="13.495cm" svg:y2="13.7cm">
          <text:p/>
        </draw:line>
        <draw:line draw:style-name="gr2" draw:text-style-name="P2" draw:layer="layout" svg:x1="4.556cm" svg:y1="7.688cm" svg:x2="14.335cm" svg:y2="7.688cm">
          <text:p/>
        </draw:line>
        <draw:line draw:style-name="gr2" draw:text-style-name="P2" draw:layer="layout" svg:x1="4.556cm" svg:y1="8.788cm" svg:x2="14.335cm" svg:y2="8.788cm">
          <text:p/>
        </draw:line>
        <draw:line draw:style-name="gr2" draw:text-style-name="P2" draw:layer="layout" svg:x1="4.556cm" svg:y1="9.888cm" svg:x2="14.335cm" svg:y2="9.888cm">
          <text:p/>
        </draw:line>
        <draw:line draw:style-name="gr2" draw:text-style-name="P2" draw:layer="layout" svg:x1="4.556cm" svg:y1="10.988cm" svg:x2="14.335cm" svg:y2="10.988cm">
          <text:p/>
        </draw:line>
        <draw:line draw:style-name="gr2" draw:text-style-name="P2" draw:layer="layout" svg:x1="4.556cm" svg:y1="12.088cm" svg:x2="14.335cm" svg:y2="12.088cm">
          <text:p/>
        </draw:line>
        <draw:line draw:style-name="gr4" draw:text-style-name="P2" draw:layer="layout" svg:x1="5.445cm" svg:y1="6.588cm" svg:x2="6.715cm" svg:y2="7.731cm">
          <text:p/>
        </draw:line>
        <draw:line draw:style-name="gr4" draw:text-style-name="P2" draw:layer="layout" svg:x1="6.669cm" svg:y1="7.747cm" svg:x2="9.001cm" svg:y2="8.747cm">
          <text:p/>
        </draw:line>
        <draw:line draw:style-name="gr4" draw:text-style-name="P2" draw:layer="layout" svg:x1="6.715cm" svg:y1="7.731cm" svg:x2="10.144cm" svg:y2="8.747cm">
          <text:p/>
        </draw:line>
        <draw:line draw:style-name="gr4" draw:text-style-name="P2" draw:layer="layout" svg:x1="7.985cm" svg:y1="7.731cm" svg:x2="10.144cm" svg:y2="8.747cm">
          <text:p/>
        </draw:line>
        <draw:frame draw:style-name="gr5" draw:text-style-name="P3" draw:layer="layout" svg:width="0.832cm" svg:height="0.806cm" svg:x="5.164cm" svg:y="5.926cm">
          <draw:text-box>
            <text:p><text:span text:style-name="T1">A</text:span></text:p>
          </draw:text-box>
        </draw:frame>
        <draw:frame draw:style-name="gr5" draw:text-style-name="P3" draw:layer="layout" svg:width="0.832cm" svg:height="0.806cm" svg:x="6.264cm" svg:y="5.926cm">
          <draw:text-box>
            <text:p><text:span text:style-name="T1">B</text:span></text:p>
          </draw:text-box>
        </draw:frame>
        <draw:frame draw:style-name="gr5" draw:text-style-name="P3" draw:layer="layout" svg:width="0.862cm" svg:height="0.806cm" svg:x="7.464cm" svg:y="5.926cm">
          <draw:text-box>
            <text:p><text:span text:style-name="T1">C</text:span></text:p>
          </draw:text-box>
        </draw:frame>
        <draw:frame draw:style-name="gr5" draw:text-style-name="P3" draw:layer="layout" svg:width="0.862cm" svg:height="0.806cm" svg:x="8.564cm" svg:y="5.926cm">
          <draw:text-box>
            <text:p><text:span text:style-name="T1">D</text:span></text:p>
          </draw:text-box>
        </draw:frame>
        <draw:frame draw:style-name="gr5" draw:text-style-name="P3" draw:layer="layout" svg:width="0.832cm" svg:height="0.806cm" svg:x="9.764cm" svg:y="5.926cm">
          <draw:text-box>
            <text:p><text:span text:style-name="T1">E</text:span></text:p>
          </draw:text-box>
        </draw:frame>
        <draw:frame draw:style-name="gr5" draw:text-style-name="P3" draw:layer="layout" svg:width="0.803cm" svg:height="0.806cm" svg:x="10.964cm" svg:y="5.926cm">
          <draw:text-box>
            <text:p><text:span text:style-name="T1">F</text:span></text:p>
          </draw:text-box>
        </draw:frame>
        <draw:frame draw:style-name="gr5" draw:text-style-name="P3" draw:layer="layout" svg:width="0.887cm" svg:height="0.806cm" svg:x="11.964cm" svg:y="5.926cm">
          <draw:text-box>
            <text:p><text:span text:style-name="T1">G</text:span></text:p>
          </draw:text-box>
        </draw:frame>
        <draw:line draw:style-name="gr6" draw:text-style-name="P2" draw:layer="layout" svg:x1="9.382cm" svg:y1="8.747cm" svg:x2="11.414cm" svg:y2="9.89cm">
          <text:p/>
        </draw:line>
        <draw:line draw:style-name="gr6" draw:text-style-name="P2" draw:layer="layout" svg:x1="10.144cm" svg:y1="8.747cm" svg:x2="11.414cm" svg:y2="9.89cm">
          <text:p/>
        </draw:line>
        <draw:line draw:style-name="gr6" draw:text-style-name="P2" draw:layer="layout" svg:x1="10.144cm" svg:y1="8.747cm" svg:x2="12.557cm" svg:y2="9.89cm">
          <text:p/>
        </draw:line>
        <draw:line draw:style-name="gr4" draw:text-style-name="P2" draw:layer="layout" svg:x1="5.572cm" svg:y1="7.731cm" svg:x2="6.715cm" svg:y2="8.747cm">
          <text:p/>
        </draw:line>
        <draw:line draw:style-name="gr4" draw:text-style-name="P2" draw:layer="layout" svg:x1="6.715cm" svg:y1="8.747cm" svg:x2="9.001cm" svg:y2="9.89cm">
          <text:p/>
        </draw:line>
        <draw:line draw:style-name="gr4" draw:text-style-name="P2" draw:layer="layout" svg:x1="6.715cm" svg:y1="8.747cm" svg:x2="10.144cm" svg:y2="9.89cm">
          <text:p/>
        </draw:line>
        <draw:line draw:style-name="gr4" draw:text-style-name="P2" draw:layer="layout" svg:x1="7.985cm" svg:y1="8.747cm" svg:x2="10.144cm" svg:y2="9.89cm">
          <text:p/>
        </draw:line>
        <draw:line draw:style-name="gr6" draw:text-style-name="P2" draw:layer="layout" svg:x1="9.001cm" svg:y1="9.89cm" svg:x2="11.281cm" svg:y2="10.984cm">
          <text:p/>
        </draw:line>
        <draw:line draw:style-name="gr6" draw:text-style-name="P2" draw:layer="layout" svg:x1="10.144cm" svg:y1="9.89cm" svg:x2="11.281cm" svg:y2="10.984cm">
          <text:p/>
        </draw:line>
        <draw:line draw:style-name="gr6" draw:text-style-name="P2" draw:layer="layout" svg:x1="10.144cm" svg:y1="9.89cm" svg:x2="12.557cm" svg:y2="11.033cm">
          <text:p/>
        </draw:line>
        <draw:line draw:style-name="gr7" draw:text-style-name="P2" draw:layer="layout" svg:x1="5.491cm" svg:y1="6.588cm" svg:x2="5.491cm" svg:y2="13.573cm">
          <text:p/>
        </draw:line>
        <draw:line draw:style-name="gr7" draw:text-style-name="P2" draw:layer="layout" svg:x1="6.691cm" svg:y1="6.575cm" svg:x2="6.691cm" svg:y2="13.56cm">
          <text:p/>
        </draw:line>
        <draw:line draw:style-name="gr7" draw:text-style-name="P2" draw:layer="layout" svg:x1="7.991cm" svg:y1="6.575cm" svg:x2="7.991cm" svg:y2="13.56cm">
          <text:p/>
        </draw:line>
        <draw:line draw:style-name="gr7" draw:text-style-name="P2" draw:layer="layout" svg:x1="8.991cm" svg:y1="6.575cm" svg:x2="8.991cm" svg:y2="13.56cm">
          <text:p/>
        </draw:line>
        <draw:line draw:style-name="gr7" draw:text-style-name="P2" draw:layer="layout" svg:x1="10.191cm" svg:y1="6.575cm" svg:x2="10.191cm" svg:y2="13.56cm">
          <text:p/>
        </draw:line>
        <draw:line draw:style-name="gr7" draw:text-style-name="P2" draw:layer="layout" svg:x1="11.391cm" svg:y1="6.575cm" svg:x2="11.391cm" svg:y2="13.56cm">
          <text:p/>
        </draw:line>
        <draw:line draw:style-name="gr7" draw:text-style-name="P2" draw:layer="layout" svg:x1="12.491cm" svg:y1="6.562cm" svg:x2="12.491cm" svg:y2="13.547cm">
          <text:p/>
        </draw:line>
        <draw:line draw:style-name="gr4" draw:text-style-name="P2" draw:layer="layout" svg:x1="5.439cm" svg:y1="8.782cm" svg:x2="6.709cm" svg:y2="9.925cm">
          <text:p/>
        </draw:line>
        <draw:line draw:style-name="gr4" draw:text-style-name="P2" draw:layer="layout" svg:x1="6.663cm" svg:y1="9.941cm" svg:x2="8.995cm" svg:y2="10.941cm">
          <text:p/>
        </draw:line>
        <draw:line draw:style-name="gr4" draw:text-style-name="P2" draw:layer="layout" svg:x1="6.709cm" svg:y1="9.925cm" svg:x2="10.138cm" svg:y2="10.941cm">
          <text:p/>
        </draw:line>
        <draw:line draw:style-name="gr4" draw:text-style-name="P2" draw:layer="layout" svg:x1="7.979cm" svg:y1="9.925cm" svg:x2="10.138cm" svg:y2="10.941cm">
          <text:p/>
        </draw:line>
        <draw:line draw:style-name="gr6" draw:text-style-name="P2" draw:layer="layout" svg:x1="9.376cm" svg:y1="10.941cm" svg:x2="11.408cm" svg:y2="12.084cm">
          <text:p/>
        </draw:line>
        <draw:line draw:style-name="gr6" draw:text-style-name="P2" draw:layer="layout" svg:x1="10.138cm" svg:y1="10.941cm" svg:x2="11.408cm" svg:y2="12.084cm">
          <text:p/>
        </draw:line>
        <draw:line draw:style-name="gr6" draw:text-style-name="P2" draw:layer="layout" svg:x1="10.138cm" svg:y1="10.941cm" svg:x2="12.551cm" svg:y2="12.084cm">
          <text:p/>
        </draw:line>
        <draw:line draw:style-name="gr4" draw:text-style-name="P2" draw:layer="layout" svg:x1="5.566cm" svg:y1="9.925cm" svg:x2="6.709cm" svg:y2="10.941cm">
          <text:p/>
        </draw:line>
        <draw:line draw:style-name="gr4" draw:text-style-name="P2" draw:layer="layout" svg:x1="6.709cm" svg:y1="10.941cm" svg:x2="8.995cm" svg:y2="12.084cm">
          <text:p/>
        </draw:line>
        <draw:line draw:style-name="gr4" draw:text-style-name="P2" draw:layer="layout" svg:x1="6.709cm" svg:y1="10.941cm" svg:x2="10.138cm" svg:y2="12.084cm">
          <text:p/>
        </draw:line>
        <draw:line draw:style-name="gr4" draw:text-style-name="P2" draw:layer="layout" svg:x1="7.979cm" svg:y1="10.941cm" svg:x2="10.138cm" svg:y2="12.084cm">
          <text:p/>
        </draw:line>
        <draw:line draw:style-name="gr6" draw:text-style-name="P2" draw:layer="layout" svg:x1="8.995cm" svg:y1="12.084cm" svg:x2="11.275cm" svg:y2="13.178cm">
          <text:p/>
        </draw:line>
        <draw:line draw:style-name="gr6" draw:text-style-name="P2" draw:layer="layout" svg:x1="10.138cm" svg:y1="12.084cm" svg:x2="11.275cm" svg:y2="13.178cm">
          <text:p/>
        </draw:line>
        <draw:line draw:style-name="gr6" draw:text-style-name="P2" draw:layer="layout" svg:x1="10.138cm" svg:y1="12.084cm" svg:x2="12.551cm" svg:y2="13.227cm">
          <text:p/>
        </draw:line>
        <draw:frame draw:style-name="gr5" draw:text-style-name="P4" draw:layer="layout" svg:width="0.739cm" svg:height="0.725cm" svg:x="13.3cm" svg:y="6.007cm">
          <draw:text-box>
            <text:p><text:span text:style-name="T2">0</text:span></text:p>
          </draw:text-box>
        </draw:frame>
        <draw:frame draw:style-name="gr5" draw:text-style-name="P4" draw:layer="layout" svg:width="0.739cm" svg:height="0.725cm" svg:x="13.301cm" svg:y="7.108cm">
          <draw:text-box>
            <text:p><text:span text:style-name="T2">5</text:span></text:p>
          </draw:text-box>
        </draw:frame>
        <draw:frame draw:style-name="gr5" draw:text-style-name="P4" draw:layer="layout" svg:width="0.976cm" svg:height="0.725cm" svg:x="13.302cm" svg:y="8.209cm">
          <draw:text-box>
            <text:p><text:span text:style-name="T2">10</text:span></text:p>
          </draw:text-box>
        </draw:frame>
        <draw:frame draw:style-name="gr5" draw:text-style-name="P4" draw:layer="layout" svg:width="0.976cm" svg:height="0.725cm" svg:x="13.302cm" svg:y="9.31cm">
          <draw:text-box>
            <text:p><text:span text:style-name="T2">15</text:span></text:p>
          </draw:text-box>
        </draw:frame>
        <draw:frame draw:style-name="gr5" draw:text-style-name="P4" draw:layer="layout" svg:width="0.976cm" svg:height="0.725cm" svg:x="13.302cm" svg:y="10.411cm">
          <draw:text-box>
            <text:p><text:span text:style-name="T2">20</text:span></text:p>
          </draw:text-box>
        </draw:frame>
        <draw:frame draw:style-name="gr5" draw:text-style-name="P4" draw:layer="layout" svg:width="0.976cm" svg:height="0.725cm" svg:x="13.302cm" svg:y="11.511cm">
          <draw:text-box>
            <text:p><text:span text:style-name="T2">25</text:span></text:p>
          </draw:text-box>
        </draw:frame>
        <draw:frame draw:style-name="gr5" draw:text-style-name="P6" draw:layer="layout" svg:width="1.577cm" svg:height="0.806cm" draw:transform="rotate (1.5707963267949) translate (14.174cm 10.131cm)">
          <draw:text-box>
            <text:p text:style-name="P5"><text:span text:style-name="T3">Time</text:span></text:p>
          </draw:text-box>
        </draw:frame>
        <draw:frame draw:style-name="gr5" draw:text-style-name="P3" draw:layer="layout" svg:width="1.772cm" svg:height="0.806cm" svg:x="8.399cm" svg:y="5.401cm">
          <draw:text-box>
            <text:p text:style-name="P7"><text:span text:style-name="T1">Tasks</text:span></text:p>
          </draw:text-box>
        </draw:frame>
        <draw:frame draw:style-name="gr1" draw:text-style-name="P8" draw:layer="layout" svg:width="1.999cm" svg:height="0.999cm" svg:x="11.985cm" svg:y="9.14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0.682cm" svg:height="0.589cm" svg:x="4.866cm" svg:y="7.69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0.687cm" svg:height="0.589cm" svg:x="4.866cm" svg:y="8.79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1" draw:layer="layout" svg:width="0.699cm" svg:height="0.589cm" svg:x="4.867cm" svg:y="9.89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1" draw:layer="layout" svg:width="0.695cm" svg:height="0.589cm" svg:x="12.466cm" svg:y="9.29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" draw:layer="layout" svg:width="0.682cm" svg:height="0.589cm" svg:x="12.467cm" svg:y="10.39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draw:layer="layout" svg:width="0.687cm" svg:height="0.589cm" svg:x="12.467cm" svg:y="11.49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" draw:layer="layout" svg:width="0.699cm" svg:height="0.589cm" svg:x="12.468cm" svg:y="12.793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6T13:19:10.362041423</meta:creation-date>
    <dc:date>2021-05-16T20:10:26.971554768</dc:date>
    <meta:editing-duration>PT6H4M50S</meta:editing-duration>
    <meta:editing-cycles>2</meta:editing-cycles>
    <meta:generator>LibreOffice/5.1.6.2$Linux_X86_64 LibreOffice_project/10m0$Build-2</meta:generator>
    <meta:document-statistic meta:object-count="66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subsup>
      <mi>D</mi>
      <mi>i</mi>
      <mn>1</mn>
    </msubsup>
    <annotation encoding="StarMath 5.0">D_{i}^1</annotation>
  </semantics>
</math>
</file>

<file path=Object 3/content.xml><?xml version="1.0" encoding="utf-8"?>
<math xmlns="http://www.w3.org/1998/Math/MathML" display="block">
  <semantics>
    <msubsup>
      <mi>D</mi>
      <mi>i</mi>
      <mn>2</mn>
    </msubsup>
    <annotation encoding="StarMath 5.0">D_{i}^2</annotation>
  </semantics>
</math>
</file>

<file path=Object 4/content.xml><?xml version="1.0" encoding="utf-8"?>
<math xmlns="http://www.w3.org/1998/Math/MathML" display="block">
  <semantics>
    <msubsup>
      <mi>D</mi>
      <mi>i</mi>
      <mn>3</mn>
    </msubsup>
    <annotation encoding="StarMath 5.0">D_{i}^3</annotation>
  </semantics>
</math>
</file>

<file path=Object 5/content.xml><?xml version="1.0" encoding="utf-8"?>
<math xmlns="http://www.w3.org/1998/Math/MathML" display="block">
  <semantics>
    <msubsup>
      <mi>D</mi>
      <mi>i</mi>
      <mn>4</mn>
    </msubsup>
    <annotation encoding="StarMath 5.0">D_{i}^4</annotation>
  </semantics>
</math>
</file>

<file path=Object 6/content.xml><?xml version="1.0" encoding="utf-8"?>
<math xmlns="http://www.w3.org/1998/Math/MathML" display="block">
  <semantics>
    <msubsup>
      <mi>D</mi>
      <mi>o</mi>
      <mn>1</mn>
    </msubsup>
    <annotation encoding="StarMath 5.0">D_{o}^1</annotation>
  </semantics>
</math>
</file>

<file path=Object 7/content.xml><?xml version="1.0" encoding="utf-8"?>
<math xmlns="http://www.w3.org/1998/Math/MathML" display="block">
  <semantics>
    <msubsup>
      <mi>D</mi>
      <mi>o</mi>
      <mn>2</mn>
    </msubsup>
    <annotation encoding="StarMath 5.0">D_{o}^2</annotation>
  </semantics>
</math>
</file>

<file path=Object 8/content.xml><?xml version="1.0" encoding="utf-8"?>
<math xmlns="http://www.w3.org/1998/Math/MathML" display="block">
  <semantics>
    <msubsup>
      <mi>D</mi>
      <mi>o</mi>
      <mn>3</mn>
    </msubsup>
    <annotation encoding="StarMath 5.0">D_{o}^3</annotation>
  </semantics>
</math>
</file>

<file path=Object 9/content.xml><?xml version="1.0" encoding="utf-8"?>
<math xmlns="http://www.w3.org/1998/Math/MathML" display="block">
  <semantics>
    <msubsup>
      <mi>D</mi>
      <mi>o</mi>
      <mn>4</mn>
    </msubsup>
    <annotation encoding="StarMath 5.0">D_{o}^4</annotation>
  </semantics>
</math>
</file>